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flichtenheft: Webshop</text:h>
      <text:p text:style-name="Text_20_body"><text:span text:style-name="Strong_20_Emphasis">Projekt:</text:span> E-Commerce-Plattform mit Admin-Panel <text:span text:style-name="Strong_20_Emphasis">Version:</text:span> 1.0 <text:span text:style-name="Strong_20_Emphasis">Datum:</text:span> 25.07.2025</text:p>
      <text:h text:style-name="Heading_20_3" text:outline-level="3">1. Einleitung und Zielsetzung</text:h>
      <text:p text:style-name="Text_20_body">Dieses Pflichtenheft beschreibt die technische Konzeption und Umsetzung eines modernen Webshops. Das System wird aus einem kundenorientierten Frontend, einem leistungsstarken Backend mit Warenkorb-System und Zahlungsanbindung sowie einem administrativen Bereich zur Produktverwaltung bestehen. Ein zentrales Kriterium ist das responsive Design für eine optimale Darstellung auf allen Endgeräten.</text:p>
      <text:h text:style-name="Heading_20_3" text:outline-level="3">2. Systemarchitektur</text:h>
      <text:p text:style-name="Text_20_body">Die Architektur ist als <text:span text:style-name="Strong_20_Emphasis">mehrschichtige Webanwendung</text:span> konzipiert.</text:p>
      <text:list text:style-name="L6">
        <text:list-item>
          <text:p text:style-name="P6"><text:span text:style-name="Strong_20_Emphasis">Frontend (Präsentationsschicht):</text:span> Eine Single-Page-Application (SPA), die im Browser des Benutzers ausgeführt wird und für die User Experience verantwortlich ist.</text:p>
        </text:list-item>
        <text:list-item>
          <text:p text:style-name="P6"><text:span text:style-name="Strong_20_Emphasis">Backend (Anwendungs- &amp; Datenlogik):</text:span> Ein API-Server, der die Geschäftslogik verarbeitet, mit der Datenbank kommuniziert und Daten für das Frontend bereitstellt.</text:p>
        </text:list-item>
        <text:list-item>
          <text:p text:style-name="P6"><text:span text:style-name="Strong_20_Emphasis">Datenbank (Datenschicht):</text:span> Eine relationale Datenbank zur Speicherung von Produkten, Kunden und Bestellungen.</text:p>
        </text:list-item>
        <text:list-item>
          <text:p text:style-name="P6"><text:span text:style-name="Strong_20_Emphasis">Externe Dienste:</text:span> Anbindung von Zahlungsdienstleistern (PayPal, Stripe).</text:p>
        </text:list-item>
      </text:list>
      <text:h text:style-name="Heading_20_3" text:outline-level="3">3. Technische Umsetzung der Anforderungen</text:h>
      <text:h text:style-name="Heading_20_4" text:outline-level="4">3.1. Anforderung: Produktanzeige und Warenkorb</text:h>
      <text:p text:style-name="Text_20_body"><text:span text:style-name="Strong_20_Emphasis">Technische Umsetzung:</text:span></text:p>
      <text:list text:style-name="L7">
        <text:list-item>
          <text:p text:style-name="P7"><text:span text:style-name="Strong_20_Emphasis">Frontend:</text:span> Entwicklung einer <text:span text:style-name="Strong_20_Emphasis">React.js</text:span> Single-Page-Application (SPA).</text:p>
          <text:list>
            <text:list-item>
              <text:p text:style-name="P7">Die Produktübersicht und die Produktdetailseiten werden als dynamische Komponenten realisiert, die ihre Daten von der Backend-API abrufen.</text:p>
            </text:list-item>
            <text:list-item>
              <text:p text:style-name="P7">Zustandsmanagement für den Warenkorb wird clientseitig über den <text:span text:style-name="Strong_20_Emphasis">React Context API</text:span> oder eine dedizierte Bibliothek wie <text:span text:style-name="Strong_20_Emphasis">Zustand</text:span> gelöst. Der Warenkorbinhalt wird im <text:span text:style-name="Source_20_Text">localStorage</text:span> des Browsers zwischengespeichert, um auch nach einem Neuladen der Seite erhalten zu bleiben.</text:p>
            </text:list-item>
          </text:list>
        </text:list-item>
        <text:list-item>
          <text:p text:style-name="P7"><text:span text:style-name="Strong_20_Emphasis">Backend:</text:span> Eine <text:span text:style-name="Strong_20_Emphasis">REST-API</text:span>, entwickelt mit <text:span text:style-name="Strong_20_Emphasis">Node.js und dem Express.js-Framework</text:span>.</text:p>
          <text:list>
            <text:list-item>
              <text:p text:style-name="P7">Endpunkte wie <text:span text:style-name="Source_20_Text">/api/products</text:span> und <text:span text:style-name="Source_20_Text">/api/products/:id</text:span> liefern Produktlisten und Detaildaten im JSON-Format.</text:p>
            </text:list-item>
          </text:list>
        </text:list-item>
      </text:list>
      <text:h text:style-name="Heading_20_4" text:outline-level="4">3.2. Anforderung: Bezahlung per PayPal und Kreditkarte</text:h>
      <text:p text:style-name="Text_20_body"><text:span text:style-name="Strong_20_Emphasis">Technische Umsetzung:</text:span></text:p>
      <text:list text:style-name="L8">
        <text:list-item>
          <text:p text:style-name="P8">Die Zahlungsabwicklung wird nicht selbst implementiert, sondern über etablierte und PCI-konforme Dienstleister realisiert.</text:p>
        </text:list-item>
        <text:list-item>
          <text:p text:style-name="P8"><text:soft-page-break/><text:span text:style-name="Strong_20_Emphasis">PayPal-Integration:</text:span></text:p>
          <text:list>
            <text:list-item>
              <text:p text:style-name="P8">Im Checkout-Prozess wird der <text:span text:style-name="Strong_20_Emphasis">PayPal JavaScript SDK</text:span> eingebunden.</text:p>
            </text:list-item>
            <text:list-item>
              <text:p text:style-name="P8">Der Kunde wird zum Bezahlen auf die sichere PayPal-Seite weitergeleitet.</text:p>
            </text:list-item>
            <text:list-item>
              <text:p text:style-name="P8">Nach erfolgreicher Zahlung leitet PayPal den Kunden zurück zum Shop. Über <text:span text:style-name="Strong_20_Emphasis">Webhooks</text:span> (serverseitige Benachrichtigungen von PayPal an unser Backend) wird die Transaktion verifiziert und die Bestellung in der Datenbank als "bezahlt" markiert.</text:p>
            </text:list-item>
          </text:list>
        </text:list-item>
        <text:list-item>
          <text:p text:style-name="P8"><text:span text:style-name="Strong_20_Emphasis">Kreditkarten-Integration:</text:span></text:p>
          <text:list>
            <text:list-item>
              <text:p text:style-name="P8">Die Abwicklung erfolgt über den Dienstleister <text:span text:style-name="Strong_20_Emphasis">Stripe</text:span>.</text:p>
            </text:list-item>
            <text:list-item>
              <text:p text:style-name="P8">Im Frontend wird <text:span text:style-name="Strong_20_Emphasis">Stripe Elements</text:span> (ein UI-Komponenten-Kit) verwendet, um ein sicheres Formular zur Eingabe der Kreditkartendaten darzustellen. Die Kartendaten werden niemals unseren Server berühren, sondern direkt an Stripe gesendet.</text:p>
            </text:list-item>
            <text:list-item>
              <text:p text:style-name="P8">Stripe verarbeitet die Zahlung und gibt eine Bestätigung an unser Backend (ebenfalls via API und Webhooks), welches daraufhin die Bestellung finalisiert.</text:p>
            </text:list-item>
          </text:list>
        </text:list-item>
      </text:list>
      <text:h text:style-name="Heading_20_4" text:outline-level="4">3.3. Anforderung: Admin-Panel für Produktverwaltung</text:h>
      <text:p text:style-name="Text_20_body"><text:span text:style-name="Strong_20_Emphasis">Technische Umsetzung:</text:span></text:p>
      <text:list text:style-name="L9">
        <text:list-item>
          <text:p text:style-name="P9">Das Admin-Panel wird als geschützter Bereich innerhalb der React-SPA realisiert. Der Zugriff wird durch eine <text:span text:style-name="Strong_20_Emphasis">Rollen-basierte Zugriffskontrolle (RBAC)</text:span> gesichert.</text:p>
        </text:list-item>
        <text:list-item>
          <text:p text:style-name="P9"><text:span text:style-name="Strong_20_Emphasis">Authentifizierung:</text:span> Administratoren melden sich über eine separate Login-Maske an. Die Authentifizierung wird, wie bei der Fitness-App, über <text:span text:style-name="Strong_20_Emphasis">JWT</text:span> abgewickelt. Der Token enthält eine Information über die Rolle des Benutzers (z.B. <text:span text:style-name="Source_20_Text">role: "admin"</text:span>).</text:p>
        </text:list-item>
        <text:list-item>
          <text:p text:style-name="P9"><text:span text:style-name="Strong_20_Emphasis">Funktionalität:</text:span> Das Panel bietet Formulare und Tabellen zur Durchführung von <text:span text:style-name="Strong_20_Emphasis">CRUD-Operationen (Create, Read, Update, Delete)</text:span> für Produkte.</text:p>
        </text:list-item>
        <text:list-item>
          <text:p text:style-name="P9"><text:span text:style-name="Strong_20_Emphasis">Backend-Schnittstellen:</text:span> Das Backend stellt dedizierte, geschützte API-Endpunkte für die Administration bereit (z.B. <text:span text:style-name="Source_20_Text">POST /api/admin/products</text:span>, <text:span text:style-name="Source_20_Text">PUT /api/admin/products/:id</text:span>). Jeder Aufruf dieser Endpunkte wird serverseitig auf die Admin-Rolle des Benutzers geprüft.</text:p>
        </text:list-item>
      </text:list>
      <text:h text:style-name="Heading_20_4" text:outline-level="4">3.4. Anforderung: Responsives Frontend</text:h>
      <text:p text:style-name="Text_20_body"><text:span text:style-name="Strong_20_Emphasis">Technische Umsetzung:</text:span></text:p>
      <text:list text:style-name="L10">
        <text:list-item>
          <text:p text:style-name="P10"><text:span text:style-name="Strong_20_Emphasis">Mobile-First-Ansatz:</text:span> Das Design und die Entwicklung beginnen bei der kleinsten Bildschirmgröße (Mobiltelefon) und werden schrittweise für größere Bildschirme (Tablet, Desktop) erweitert.</text:p>
        </text:list-item>
        <text:list-item>
          <text:p text:style-name="P10"><text:span text:style-name="Strong_20_Emphasis">CSS-Framework:</text:span> Einsatz von <text:span text:style-name="Strong_20_Emphasis">Tailwind CSS</text:span>. Dieses Utility-First-Framework ermöglicht eine schnelle Entwicklung von responsiven Layouts direkt im HTML/JSX-Markup.</text:p>
        </text:list-item>
        <text:list-item>
          <text:p text:style-name="P10"><text:span text:style-name="Strong_20_Emphasis">Layout-Techniken:</text:span> Konsequente Nutzung moderner CSS-Techniken wie <text:span text:style-name="Strong_20_Emphasis">Flexbox</text:span> und <text:span text:style-name="Strong_20_Emphasis">CSS Grid</text:span> zur Erstellung flexibler und anpassungsfähiger Layouts.</text:p>
        </text:list-item>
        <text:list-item>
          <text:p text:style-name="P10"><text:soft-page-break/><text:span text:style-name="Strong_20_Emphasis">Bilder:</text:span> Verwendung responsiver Bilder (<text:span text:style-name="Source_20_Text">&lt;picture&gt;</text:span>-Element oder <text:span text:style-name="Source_20_Text">srcset</text:span>-Attribut), um je nach Bildschirmgröße und Auflösung optimierte Bilddateien zu laden und so die Ladezeiten zu verkürzen.</text:p>
        </text:list-item>
      </text:list>
      <text:h text:style-name="Heading_20_3" text:outline-level="3">4. Technologie-Stack im Überblick</text:h>
      <text:list text:style-name="L11">
        <text:list-item>
          <text:p text:style-name="P11"><text:span text:style-name="Strong_20_Emphasis">Frontend:</text:span> React.js, Tailwind CSS</text:p>
        </text:list-item>
        <text:list-item>
          <text:p text:style-name="P11"><text:span text:style-name="Strong_20_Emphasis">Backend:</text:span> Node.js, Express.js</text:p>
        </text:list-item>
        <text:list-item>
          <text:p text:style-name="P11"><text:span text:style-name="Strong_20_Emphasis">Datenbank:</text:span> PostgreSQL (robust für Transaktionsdaten wie Bestellungen)</text:p>
        </text:list-item>
        <text:list-item>
          <text:p text:style-name="P11"><text:span text:style-name="Strong_20_Emphasis">Zahlungsanbieter:</text:span> Stripe (Kreditkarte), PayPal</text:p>
        </text:list-item>
        <text:list-item>
          <text:p text:style-name="P11"><text:span text:style-name="Strong_20_Emphasis">Authentifizierung:</text:span> JWT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5T14:13:58.501000000</meta:creation-date>
    <dc:date>2025-07-25T14:15:19.586000000</dc:date>
    <meta:editing-duration>PT1M21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3" meta:paragraph-count="47" meta:word-count="590" meta:character-count="4789" meta:non-whitespace-character-count="4277"/>
  </office:meta>
</office:document-meta>
</file>